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dex</text:p>
          </table:table-cell>
          <table:table-cell table:style-name="ce1" office:value-type="string" calcext:value-type="string">
            <text:p>Cell type</text:p>
          </table:table-cell>
        </table:table-row>
        <table:table-row table:style-name="ro1">
          <table:table-cell table:style-name="ce2" office:value-type="string" calcext:value-type="string">
            <text:p>lung_b11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1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9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9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7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4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4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4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2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2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2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2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lung_b11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iver_b8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8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kidney_b2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kidney_b2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1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1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9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9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7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4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2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2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2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1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1_132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9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9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8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8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5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5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3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3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3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3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3_132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32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9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9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7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5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5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3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3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3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3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1_132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2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10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10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8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8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4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4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4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2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2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2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10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10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7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32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5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5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4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estis_b1_s126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2" office:value-type="string" calcext:value-type="string">
            <text:p>testis_b1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2" office:value-type="string" calcext:value-type="string">
            <text:p>thyroid_b17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2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2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10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7_132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7_133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5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5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4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4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33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2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2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10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10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8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8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4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4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5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5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5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5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7_133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2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2_132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spleen_b10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spleen_b10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2" office:value-type="string" calcext:value-type="string">
            <text:p>liver_b8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8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liver_b8_132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2" office:value-type="string" calcext:value-type="string">
            <text:p>heart_b14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heart_b14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kidney_b5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5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kidney_b5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2" office:value-type="string" calcext:value-type="string">
            <text:p>thyroid_b18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3_127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testis_b1_127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2" office:value-type="string" calcext:value-type="string">
            <text:p>lung_b13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testis_b1_128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2" office:value-type="string" calcext:value-type="string">
            <text:p>lung_b13_130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30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thyroid_b18_129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lung_b13_131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lung_b13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2" office:value-type="string" calcext:value-type="string">
            <text:p>testis_b1_128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2" office:value-type="string" calcext:value-type="string">
            <text:p>thyroid_b18_129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thyroid_b18_131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thyroid_b18_132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thyroid_b18_132C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2" office:value-type="string" calcext:value-type="string">
            <text:p>thyroid_b18_134N</text:p>
          </table:table-cell>
          <table:table-cell office:value-type="string" calcext:value-type="string">
            <text:p>Covid</text:p>
          </table:table-cell>
          <table:table-cell table:style-name="ce2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Lung_b11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3" office:value-type="string" calcext:value-type="string">
            <text:p>Lung_b11_133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3" office:value-type="string" calcext:value-type="string">
            <text:p>Lung_b12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3" office:value-type="string" calcext:value-type="string">
            <text:p>Lung_b12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3" office:value-type="string" calcext:value-type="string">
            <text:p>Lung_b12_133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3" office:value-type="string" calcext:value-type="string">
            <text:p>Lung_b13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ung</text:p>
          </table:table-cell>
        </table:table-row>
        <table:table-row table:style-name="ro1">
          <table:table-cell table:style-name="ce3" office:value-type="string" calcext:value-type="string">
            <text:p>Liver_b8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3" office:value-type="string" calcext:value-type="string">
            <text:p>Liver_b8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3" office:value-type="string" calcext:value-type="string">
            <text:p>Liver_b6_131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3" office:value-type="string" calcext:value-type="string">
            <text:p>Liver_b6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3" office:value-type="string" calcext:value-type="string">
            <text:p>Liver_b6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3" office:value-type="string" calcext:value-type="string">
            <text:p>Liver_b7_133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liver</text:p>
          </table:table-cell>
        </table:table-row>
        <table:table-row table:style-name="ro1">
          <table:table-cell table:style-name="ce3" office:value-type="string" calcext:value-type="string">
            <text:p>Testis_b1_129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3" office:value-type="string" calcext:value-type="string">
            <text:p>Testis_b1_129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3" office:value-type="string" calcext:value-type="string">
            <text:p>Testis_b1_130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3" office:value-type="string" calcext:value-type="string">
            <text:p>Testis_b1_130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3" office:value-type="string" calcext:value-type="string">
            <text:p>Testis_b1_131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testis</text:p>
          </table:table-cell>
        </table:table-row>
        <table:table-row table:style-name="ro1">
          <table:table-cell table:style-name="ce3" office:value-type="string" calcext:value-type="string">
            <text:p>Spleen_b9_131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9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9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0_131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0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0_133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1_127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9_131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9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9_133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0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0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1_127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Spleen_b11_128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spleen</text:p>
          </table:table-cell>
        </table:table-row>
        <table:table-row table:style-name="ro1">
          <table:table-cell table:style-name="ce3" office:value-type="string" calcext:value-type="string">
            <text:p>Kidney_b2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2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3_131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3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4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4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5_130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3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5_131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5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2_131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2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3_131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3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4_132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4_133C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5_131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5_132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Kidney_b5_133N</text:p>
          </table:table-cell>
          <table:table-cell office:value-type="string" calcext:value-type="string">
            <text:p>Noncovid</text:p>
          </table:table-cell>
          <table:table-cell table:style-name="ce2" office:value-type="string" calcext:value-type="string">
            <text:p>kidney</text:p>
          </table:table-cell>
        </table:table-row>
        <table:table-row table:style-name="ro1">
          <table:table-cell table:style-name="ce3" office:value-type="string" calcext:value-type="string">
            <text:p>Heart_b16_131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4_132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5_132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4_133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5_133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6_133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5_132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6_133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Heart_b14_133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heart</text:p>
          </table:table-cell>
        </table:table-row>
        <table:table-row table:style-name="ro1">
          <table:table-cell table:style-name="ce3" office:value-type="string" calcext:value-type="string">
            <text:p>Thyroid_b17_128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7_129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7_129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7_131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7_132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7_132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7_134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27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27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28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30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30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31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33N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>
          <table:table-cell table:style-name="ce3" office:value-type="string" calcext:value-type="string">
            <text:p>Thyroid_b18_133C</text:p>
          </table:table-cell>
          <table:table-cell office:value-type="string" calcext:value-type="string">
            <text:p>Noncovid</text:p>
          </table:table-cell>
          <table:table-cell table:style-name="ce3" office:value-type="string" calcext:value-type="string">
            <text:p>thyroid</text:p>
          </table:table-cell>
        </table:table-row>
        <table:table-row table:style-name="ro1" table:number-rows-repeated="10483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0:18:17.36422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7:45:22.792908621</meta:creation-date>
    <meta:generator>LibreOffice/6.4.7.2$Linux_X86_64 LibreOffice_project/40$Build-2</meta:generator>
    <dc:date>2021-11-28T10:19:05.257111686</dc:date>
    <meta:editing-duration>PT20M46S</meta:editing-duration>
    <meta:editing-cycles>4</meta:editing-cycles>
    <meta:document-statistic meta:table-count="1" meta:cell-count="654" meta:object-count="0"/>
  </office:meta>
</office:document-meta>
</file>